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>
      <style:table-cell-properties fo:background-color="#00cc33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4" style:family="table-cell" style:parent-style-name="Default">
      <style:table-cell-properties fo:background-color="#0000cc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17" style:family="table-cell" style:parent-style-name="Default">
      <style:table-cell-properties fo:background-color="#99ffcc" fo:border="0.002cm solid #000000"/>
    </style:style>
    <style:style style:name="ce18" style:family="table-cell" style:parent-style-name="Default">
      <style:table-cell-properties fo:background-color="#9933ff" fo:border="0.002cm solid #000000"/>
    </style:style>
    <style:style style:name="ce19" style:family="table-cell" style:parent-style-name="Default">
      <style:table-cell-properties fo:background-color="#0000cc" fo:border="0.002cm solid #000000"/>
    </style:style>
    <style:style style:name="ce20" style:family="table-cell" style:parent-style-name="Default">
      <style:table-cell-properties fo:background-color="#ffff00" fo:border="0.002cm solid #000000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ackground-color="#ffffff" fo:border="0.002cm solid #000000"/>
    </style:style>
    <style:style style:name="ce23" style:family="table-cell" style:parent-style-name="Default">
      <style:table-cell-properties fo:background-color="#9933ff" fo:wrap-option="wrap" fo:border="0.002cm solid #000000"/>
    </style:style>
    <style:style style:name="ce2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table:style-name="ce2" office:value-type="date" office:date-value="2018-04-04">
            <text:p>04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/>
          <table:table-cell table:style-name="ce8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table:style-name="ce2" office:value-type="date" office:date-value="2018-04-06">
            <text:p>06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 table:formula="of:= ([.E3] + [.E4] + [.E5] + [.E6] + [.E7]) / 5" office:value-type="float" office:value="2">
            <text:p>2</text:p>
          </table:table-cell>
          <table:table-cell table:style-name="ce4" table:formula="of:= ([.F3] + [.F4] + [.F5] + [.F6] + [.F7]) / 5" office:value-type="float" office:value="0.4">
            <text:p>0,4</text:p>
          </table:table-cell>
          <table:table-cell table:style-name="ce4" table:formula="of:= ([.G3] + [.G4] + [.G5] + [.G6] + [.G7]) / 5" office:value-type="float" office:value="0.6">
            <text:p>0,6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09">
            <text:p>09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" office:value-type="date" office:date-value="2018-04-10">
            <text:p>10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6" office:value-type="date" office:date-value="2018-04-11">
            <text:p>11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2] + [.C12] + [.D12] + [.E12] + [.F12] + [.G12] + [.H12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1"/>
        <table:table-column table:style-name="co14" table:number-columns-repeated="2" table:default-cell-style-name="ce21"/>
        <table:table-column table:style-name="co12" table:default-cell-style-name="ce22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7" office:value-type="string">
            <text:p>English (Видеоуроки)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3">
            <text:p>13</text:p>
          </table:table-cell>
          <table:table-cell table:style-name="ce17" table:formula="of:= ([.C12]/[.B12])*100" office:value-type="float" office:value="81.25">
            <text:p>81,25</text:p>
          </table:table-cell>
          <table:table-cell table:style-name="ce17" table:number-columns-repeated="7"/>
          <table:table-cell/>
        </table:table-row>
        <table:table-row table:style-name="ro3">
          <table:table-cell table:style-name="ce18" office:value-type="string">
            <text:p>Спорт 60 – 8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3" office:value-type="string">
            <text:p>60 – 63 <text:s/>= 0/10%</text:p>
          </table:table-cell>
          <table:table-cell table:style-name="ce24" office:value-type="string">
            <text:p>64 – 67 = 10/25%</text:p>
          </table:table-cell>
          <table:table-cell table:style-name="ce24" office:value-type="string">
            <text:p>68 – 70 = 25/45%</text:p>
          </table:table-cell>
          <table:table-cell table:style-name="ce24" office:value-type="string">
            <text:p>71 – 73 = 45/65%</text:p>
          </table:table-cell>
          <table:table-cell table:style-name="ce24" office:value-type="string">
            <text:p>74 – 76 = 65/85%</text:p>
          </table:table-cell>
          <table:table-cell table:style-name="ce24" office:value-type="string">
            <text:p>77 – 80 = 85/100%</text:p>
          </table:table-cell>
          <table:table-cell table:style-name="ce24"/>
          <table:table-cell table:style-name="ce25"/>
        </table:table-row>
        <table:table-row table:style-name="ro1">
          <table:table-cell table:style-name="ce19" office:value-type="string">
            <text:p>Скидки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table:formula="of:= ([.C14]/[.B14])*100" office:value-type="float" office:value="100">
            <text:p>100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0" office:value-type="string">
            <text:p>Алгоритмы Кормен</text:p>
          </table:table-cell>
          <table:table-cell table:style-name="ce20" office:value-type="float" office:value="208">
            <text:p>208</text:p>
          </table:table-cell>
          <table:table-cell table:style-name="ce20" office:value-type="float" office:value="61">
            <text:p>61</text:p>
          </table:table-cell>
          <table:table-cell table:style-name="ce20" table:formula="of:= ([.C15]/[.B15])*100" office:value-type="float" office:value="29.3269230769231">
            <text:p>29,33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8" office:value-type="string">
            <text:p>Пакеты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95">
            <text:p>95</text:p>
          </table:table-cell>
          <table:table-cell table:style-name="ce18" table:formula="of:= ([.C16]/[.B16])*100" office:value-type="float" office:value="95">
            <text:p>95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12.04.2018</text:date>, <text:time>20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56M13S</meta:editing-duration>
    <meta:editing-cycles>55</meta:editing-cycles>
    <meta:generator>OpenOffice/4.1.3$Win32 OpenOffice.org_project/413m1$Build-9783</meta:generator>
    <dc:date>2018-04-12T20:04:37.18</dc:date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